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Thanksgiving Day address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thanksgiving delivered at the Synagogue of [Hebrew]<text:span text:style-name="T2">/</text:span></text:p>
      <text:p text:style-name="P7"><text:span text:style-name="T2">Our God and God of our fathers! <text:s/>For the Law that did/ not perish, and for the country saved from dangers,/ we bring to Thee this day joint thanksgivings. <text:s/>In/ times of old, Thou didst gird true believers with might,/ and at their strokes irreligion fell; in the month now/ drawing to a close, Thou didst breathe into a </text:span><text:span text:style-name="T3">great</text:span><text:span text:style-name="T4"> favored/ nation a love for justice which hindered strife./ <text:s/>As </text:span><text:span text:style-name="T3">the seed</text:span><text:span text:style-name="T4"> descendants of the upright who kpet for us the knowledge/ of Thy name and of Thy will, we sing Davidic psalms/ on this Feast of Dedication; as dwellers of America,/ issued without hurt from a strained and </text:span><text:span text:style-name="T3">painful</text:span><text:span text:style-name="T4"> trying/ ordeal, we </text:span><text:span text:style-name="T3">praise glorify</text:span><text:span text:style-name="T4"> praise Thy </text:span><text:span text:style-name="T3">guidance rule</text:span><text:span text:style-name="T4"> guidance, which is unseen,/ </text:span><text:span text:style-name="T3">but</text:span><text:span text:style-name="T4"> yet faultless. <text:s/>May we always feel the/ debt of gratitude that we owe to Thee, O Lord!,/ in our twofold character. <text:s/>May we never be-/-come guilty of the sin of pride that says "Our strength/ has wrought for us deliverance, and our wisdom/ achieved our success" <text:s/>For not by arms of flesh/ were we rescued from extinction, nor by our ine-/-nuity we have attained distinction, but Thy/</text:span></text:p>
      <text:p text:style-name="P7"><text:span text:style-name="T4"/></text:p>
      <text:p text:style-name="P7"><text:span text:style-name="T4">[Page 2]</text:span></text:p>
      <text:p text:style-name="P7"><text:span text:style-name="T4">righthand upheld </text:span><text:span text:style-name="T3">als</text:span><text:span text:style-name="T4"> Thy chosen </text:span><text:span text:style-name="T3">[?]</text:span><text:span text:style-name="T4"> few above the enemy's sharp/ arrows, and the light of Thy countenance that shone upon/ the founders of this land </text:span><text:span text:style-name="T3">and hence we</text:span><text:span text:style-name="T4"> answered prosperity./ <text:s/>Thou art our </text:span><text:span text:style-name="T3">Sovereign Ruler</text:span><text:span text:style-name="T4"> King and </text:span><text:span text:style-name="T3">Guide Ruler</text:span><text:span text:style-name="T4"> Ruler, ordaining a heavenly/ salvation. <text:s/>We experienced it in the riches that/ the </text:span><text:span text:style-name="T3">earth</text:span><text:span text:style-name="T4"> soil gave forth to fill our storehouses to/ repletion, our market places with fruits and herb-/-age </text:span><text:span text:style-name="T3">that</text:span><text:span text:style-name="T4"> which gratify our palates, fields and </text:span><text:span text:style-name="T3">meadows</text:span><text:span text:style-name="T4"> gardens/ with flowers in whose sweet fragrance </text:span><text:span text:style-name="T3">we deg</text:span><text:span text:style-name="T4"> our soul delight./ <text:s/>To the benefactions yeilded[sic!] by Thy sun at day, and by/ </text:span><text:soft-page-break/><text:span text:style-name="T4">Thy dew at night, Thou hast added a gift/ exceeding all endowments--peace guarding our freedom./ <text:s/>Discontent, bred by cunning, did not convert/ the liberty destined by Thee for the Republic of/ the North into the lawlessness of anarchy./</text:span></text:p>
      <text:p text:style-name="P7"><text:span text:style-name="T4">We lay down and slept, secured beneath the/ wings of Thy protection. <text:s/>May this boon </text:span><text:span text:style-name="T3">be</text:span><text:span text:style-name="T4"> O Lord! ever/ be our deserts. <text:s/>May we see the evil of our/ ways, when we </text:span><text:span text:style-name="T3">wrong</text:span><text:span text:style-name="T4"> do others wrong, and learn to make/ our Union the forerunner of that universal/ brotherhood, which the first chapter of thy/ holy book has taught mankind./</text:span></text:p>
      <text:p text:style-name="P7"><text:span text:style-name="T4"/></text:p>
      <text:p text:style-name="P7"><text:span text:style-name="T4">[Page 3]</text:span></text:p>
      <text:p text:style-name="P7"><text:span text:style-name="T4">Grant that Thy acceptance of our demeanour/ may visibly appear in the removal of di-/-seases, in the equitable adjustment of capital/ and labor and of all international disputes./</text:span></text:p>
      <text:p text:style-name="P8"><text:span text:style-name="T2">May we</text:span><text:span text:style-name="T4"> Cause us, O Lord! to come forth victorious in the conquest/ of right; thus </text:span><text:span text:style-name="T2">that</text:span><text:span text:style-name="T4"> will our name </text:span><text:span text:style-name="T2">shall will</text:span><text:span text:style-name="T4"> spread/ abroad for righteousness, and all the </text:span><text:span text:style-name="T2">peoples</text:span><text:span text:style-name="T4"> nations/ of the earth shall call us happy; even </text:span><text:span text:style-name="T2">[?]</text:span><text:span text:style-name="T4">/ the people Thou hast </text:span><text:span text:style-name="T2">formed created</text:span><text:span text:style-name="T4"> formed, to </text:span><text:span text:style-name="T2">tell</text:span><text:span text:style-name="T4"> attest Thy/ </text:span><text:span text:style-name="T2">praise</text:span><text:span text:style-name="T4"> glor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2T14:51:20.45</meta:creation-date>
    <dc:date>2012-10-02T15:06:40.08</dc:date>
    <dc:creator>Penn Libraries</dc:creator>
    <meta:editing-duration>PT00H15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644" meta:character-count="4068"/>
  </office:meta>
</office:document-meta>
</file>